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officeooo:rsid="000fdf30" officeooo:paragraph-rsid="000fdf30" style:font-size-asian="13.1000003814697pt" style:font-size-complex="15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3pt" fo:language="fr" fo:country="FR" fo:font-weight="bold" officeooo:rsid="000fdf30" officeooo:paragraph-rsid="000fdf30" style:font-size-asian="13pt" style:font-weight-asian="bold" style:font-size-complex="13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font-size="13pt" fo:language="fr" fo:country="FR" fo:font-weight="bold" officeooo:rsid="000fdf30" officeooo:paragraph-rsid="00112dd1" style:font-size-asian="13pt" style:font-weight-asian="bold" style:font-size-complex="13pt" style:font-weight-complex="bold"/>
    </style:style>
    <style:style style:name="P4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language="fr" fo:country="FR" fo:font-style="normal" fo:font-weight="normal" officeooo:rsid="0021eff4" officeooo:paragraph-rsid="0021eff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language="fr" fo:country="FR" fo:font-style="normal" fo:font-weight="normal" officeooo:rsid="00265e8e" officeooo:paragraph-rsid="00265e8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language="fr" fo:country="FR" fo:font-style="normal" fo:font-weight="normal" officeooo:rsid="0027f192" officeooo:paragraph-rsid="0027f19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2pt" fo:language="fr" fo:country="FR" officeooo:rsid="000fdf30" officeooo:paragraph-rsid="00112dd1" style:font-size-asian="10.5pt" style:font-size-complex="12pt"/>
    </style:style>
    <style:style style:name="P8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fo:font-size="12pt" fo:language="fr" fo:country="FR" fo:font-style="normal" fo:font-weight="normal" officeooo:rsid="0021eff4" officeooo:paragraph-rsid="0021eff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 style:list-style-name="L4" style:master-page-name="">
      <loext:graphic-properties draw:fill="none"/>
      <style:paragraph-properties fo:margin-left="1.3cm" fo:margin-right="0cm" fo:text-align="start" style:justify-single-word="false" fo:text-indent="0.499cm" style:auto-text-indent="false" style:page-number="auto" fo:background-color="transparent"/>
      <style:text-properties fo:font-size="12pt" fo:language="fr" fo:country="FR" officeooo:rsid="000ff14e" officeooo:paragraph-rsid="00290a24" style:font-size-asian="10.5pt" style:font-size-complex="12pt"/>
    </style:style>
    <style:style style:name="P10" style:family="paragraph" style:parent-style-name="Table_20_Contents" style:list-style-name="L4">
      <loext:graphic-properties draw:fill="none"/>
      <style:paragraph-properties fo:margin-left="1.3cm" fo:margin-right="0cm" fo:text-align="start" style:justify-single-word="false" fo:text-indent="0.499cm" style:auto-text-indent="false" fo:background-color="transparent"/>
      <style:text-properties fo:font-size="12pt" fo:language="fr" fo:country="FR" officeooo:rsid="000ff14e" officeooo:paragraph-rsid="002974ce" style:font-size-asian="10.5pt" style:font-size-complex="12pt"/>
    </style:style>
    <style:style style:name="P11" style:family="paragraph" style:parent-style-name="Table_20_Contents" style:list-style-name="L4">
      <loext:graphic-properties draw:fill="none"/>
      <style:paragraph-properties fo:margin-left="1.3cm" fo:margin-right="0cm" fo:text-align="start" style:justify-single-word="false" fo:text-indent="0.499cm" style:auto-text-indent="false" fo:background-color="transparent"/>
      <style:text-properties fo:font-size="12pt" fo:language="fr" fo:country="FR" officeooo:rsid="000ff14e" officeooo:paragraph-rsid="002a37a2" style:font-size-asian="10.5pt" style:font-size-complex="12pt"/>
    </style:style>
    <style:style style:name="P12" style:family="paragraph" style:parent-style-name="Table_20_Contents" style:list-style-name="L4">
      <loext:graphic-properties draw:fill="none"/>
      <style:paragraph-properties fo:margin-left="1.3cm" fo:margin-right="0cm" fo:text-align="start" style:justify-single-word="false" fo:text-indent="0.499cm" style:auto-text-indent="false" fo:background-color="transparent"/>
      <style:text-properties fo:font-size="12pt" fo:language="fr" fo:country="FR" officeooo:rsid="000ff14e" officeooo:paragraph-rsid="002aeda3" style:font-size-asian="10.5pt" style:font-size-complex="12pt"/>
    </style:style>
    <style:style style:name="P13" style:family="paragraph" style:parent-style-name="Table_20_Contents" style:list-style-name="L4">
      <loext:graphic-properties draw:fill="none"/>
      <style:paragraph-properties fo:margin-left="1.3cm" fo:margin-right="0cm" fo:text-align="start" style:justify-single-word="false" fo:text-indent="0.499cm" style:auto-text-indent="false" fo:background-color="transparent"/>
      <style:text-properties fo:font-size="12pt" fo:language="fr" fo:country="FR" officeooo:rsid="0011c16b" officeooo:paragraph-rsid="002aeda3" style:font-size-asian="10.5pt" style:font-size-complex="12pt"/>
    </style:style>
    <style:style style:name="P14" style:family="paragraph" style:parent-style-name="Table_20_Contents" style:list-style-name="L4">
      <loext:graphic-properties draw:fill="none"/>
      <style:paragraph-properties fo:margin-left="1.3cm" fo:margin-right="0cm" fo:text-align="start" style:justify-single-word="false" fo:text-indent="0.499cm" style:auto-text-indent="false" fo:background-color="transparent"/>
      <style:text-properties fo:font-size="12pt" fo:language="fr" fo:country="FR" officeooo:rsid="001801bb" officeooo:paragraph-rsid="002aeda3" style:font-size-asian="10.5pt" style:font-size-complex="12pt"/>
    </style:style>
    <style:style style:name="T1" style:family="text">
      <style:text-properties officeooo:rsid="0010e02f"/>
    </style:style>
    <style:style style:name="T2" style:family="text">
      <style:text-properties officeooo:rsid="00112dd1"/>
    </style:style>
    <style:style style:name="T3" style:family="text">
      <style:text-properties officeooo:rsid="00138dbb"/>
    </style:style>
    <style:style style:name="T4" style:family="text">
      <style:text-properties officeooo:rsid="001efb04"/>
    </style:style>
    <style:style style:name="T5" style:family="text">
      <style:text-properties officeooo:rsid="002396c9"/>
    </style:style>
    <style:style style:name="T6" style:family="text">
      <style:text-properties officeooo:rsid="0027f192"/>
    </style:style>
    <style:style style:name="T7" style:family="text">
      <style:text-properties officeooo:rsid="00127a2c"/>
    </style:style>
    <style:style style:name="T8" style:family="text">
      <style:text-properties officeooo:rsid="00290a24"/>
    </style:style>
    <style:style style:name="T9" style:family="text">
      <style:text-properties officeooo:rsid="002974ce"/>
    </style:style>
    <style:style style:name="T10" style:family="text">
      <style:text-properties officeooo:rsid="002a37a2"/>
    </style:style>
    <style:style style:name="T11" style:family="text">
      <style:text-properties officeooo:rsid="00136983"/>
    </style:style>
    <style:style style:name="T12" style:family="text">
      <style:text-properties officeooo:rsid="002aed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ap PA <text:span text:style-name="T4">Sportif-Secouriste</text:span></text:p>
      <text:p text:style-name="P3"><text:span text:style-name="T1">I. </text:span><text:span text:style-name="T2">Ton rôle :</text:span></text:p>
      <text:list xml:id="list877905536" text:style-name="L3">
        <text:list-item>
          <text:p text:style-name="P8">Maintenir la patrouille en forme</text:p>
        </text:list-item>
        <text:list-item>
          <text:p text:style-name="P4">Préparer un <text:span text:style-name="T5">dérouillage et le faire faire à la patrouille</text:span></text:p>
        </text:list-item>
        <text:list-item>
          <text:p text:style-name="P5">Soigner les blessures quand il y en a</text:p>
        </text:list-item>
        <text:list-item>
          <text:p text:style-name="P6">Préparer un petit jeu pour divertir sa patrouille</text:p>
        </text:list-item>
      </text:list>
      <text:p text:style-name="P7"/>
      <text:p text:style-name="P2"><text:span text:style-name="T3">II</text:span><text:span text:style-name="T1">. </text:span>Matos de Patrouille : <text:span text:style-name="T8">Trousse à Pharma</text:span></text:p>
      <text:list xml:id="list3873214420" text:style-name="L4">
        <text:list-item>
          <text:p text:style-name="P9">Doliprane à sucer (<text:span text:style-name="T7">seulement si ordonnance)</text:span></text:p>
        </text:list-item>
        <text:list-item>
          <text:p text:style-name="P10"><text:span text:style-name="T9">C</text:span>oalgan</text:p>
        </text:list-item>
        <text:list-item>
          <text:p text:style-name="P10"><text:span text:style-name="T9">P</text:span>ansement</text:p>
        </text:list-item>
        <text:list-item>
          <text:p text:style-name="P10">Désinfectant 1 avec et 1 sans betadine</text:p>
        </text:list-item>
        <text:list-item>
          <text:p text:style-name="P10"><text:span text:style-name="T9">S</text:span>paradrap</text:p>
        </text:list-item>
        <text:list-item>
          <text:p text:style-name="P11"><text:span text:style-name="T10">C</text:span>iseaux</text:p>
        </text:list-item>
        <text:list-item>
          <text:p text:style-name="P11">Compresse stérile</text:p>
        </text:list-item>
        <text:list-item>
          <text:p text:style-name="P11">Sérum physiologique <text:tab/></text:p>
        </text:list-item>
        <text:list-item>
          <text:p text:style-name="P11">Pince à <text:span text:style-name="T11">épiler</text:span></text:p>
        </text:list-item>
        <text:list-item>
          <text:p text:style-name="P13">Lactéol </text:p>
        </text:list-item>
        <text:list-item>
          <text:p text:style-name="P12">Pince à tique</text:p>
        </text:list-item>
        <text:list-item>
          <text:p text:style-name="P13"><text:span text:style-name="T12">A</text:span>quatabs</text:p>
        </text:list-item>
        <text:list-item>
          <text:p text:style-name="P13">Bande stérile</text:p>
        </text:list-item>
        <text:list-item>
          <text:p text:style-name="P13">Gel hydroalcolique</text:p>
        </text:list-item>
        <text:list-item>
          <text:p text:style-name="P13">Carnet de soins </text:p>
        </text:list-item>
        <text:list-item>
          <text:p text:style-name="P13">Stylo </text:p>
        </text:list-item>
        <text:list-item>
          <text:p text:style-name="P12"><text:span text:style-name="T12">B</text:span>iafine</text:p>
        </text:list-item>
        <text:list-item>
          <text:p text:style-name="P12">Parfenac/ apaisil </text:p>
        </text:list-item>
        <text:list-item>
          <text:p text:style-name="P12">Couverture de survie usage unique</text:p>
        </text:list-item>
        <text:list-item>
          <text:p text:style-name="P14">Anti-insect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0:37:58.412144582</meta:creation-date>
    <dc:date>2021-06-24T16:25:01.801036982</dc:date>
    <meta:editing-duration>PT1H43M16S</meta:editing-duration>
    <meta:editing-cycles>27</meta:editing-cycles>
    <meta:generator>LibreOffice/7.0.4.2$Linux_X86_64 LibreOffice_project/00$Build-2</meta:generator>
    <meta:document-statistic meta:table-count="0" meta:image-count="0" meta:object-count="0" meta:page-count="1" meta:paragraph-count="27" meta:word-count="116" meta:character-count="598" meta:non-whitespace-character-count="527"/>
  </office:meta>
</office:document-meta>
</file>